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style:text-underline-style="none" style:font-size-asian="10.5pt" style:font-style-asian="normal" style:font-size-complex="12pt" style:font-style-complex="normal"/>
    </style:style>
    <style:style style:name="P3" style:family="paragraph" style:parent-style-name="Standard">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4" style:family="paragraph" style:parent-style-name="Standard">
      <style:text-properties fo:font-size="12pt" fo:font-style="normal" style:font-size-asian="10.5pt" style:font-style-asian="normal" style:font-size-complex="12pt" style:font-style-complex="normal"/>
    </style:style>
    <style:style style:name="P5"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8"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9" style:family="paragraph" style:parent-style-name="Standard">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0" style:family="paragraph" style:parent-style-name="Standard">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1"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El código de este trabajo utiliza las <text:span text:style-name="T8">funciones</text:span> en lenguaje C del trabajo anterior y nuevas funciones en assembler<text:span text:style-name="T5">. El trabajo en assembler esta separado en un archivo por filtro a aplicar y un <text:s/>archivo para las macros en común, utilizadas por los filtros.</text:span></text:p>
      <text:p text:style-name="P4"><text:tab/><text:tab/></text:p>
      <text:p text:style-name="P4"><text:tab/><text:span text:style-name="T7">A continuación se detallara lo escrito y pensado para los diferentes algoritmos, que fueron ajustados para mejor rendimiento según la matriz utilizada. Antes de empezar se definen nombres específicos para cada registro </text:span><text:span text:style-name="T3">xmm, </text:span><text:span text:style-name="T7">para facilitar la lectura del código. </text:span><text:span text:style-name="T1">Los nombres definidos son: </text:span><text:span text:style-name="T4">srcl, srch</text:span><text:span text:style-name="T1"> que contendrán las lineas leídas de la imagen original, </text:span><text:span text:style-name="T4">acul,acuh </text:span><text:span text:style-name="T1">que acumularan los resultados parciales del calculo y cuatro registros temporales (en el caso del </text:span><text:span text:style-name="T4">frei-chen </text:span><text:span text:style-name="T1">el cuarto registro temporal se renombra a </text:span><text:span text:style-name="T4">sqrt2</text:span><text:span text:style-name="T1"> que tendrá lo necesario para calcular la raíz).</text:span></text:p>
      <text:p text:style-name="P6"/>
      <text:p text:style-name="P6"><text:tab/>Los algoritmos siguen una linea general, empiezan y terminan con lo definido en la convención C, se definen nombres de variables para los parámetros y se usan los registros generales de la siguiente manera:</text:p>
      <text:p text:style-name="P6"/>
      <text:p text:style-name="P4"><text:span text:style-name="T7"><text:tab/></text:span><text:span text:style-name="T3">eax: </text:span><text:span text:style-name="T7">Almacena las variables xOrder e yOrder que indican sobre que derivada realizar el procesamiento.</text:span></text:p>
      <text:p text:style-name="P4"><text:span text:style-name="T3"><text:tab/>ebx:</text:span><text:span text:style-name="T7"> Contador para las filas.</text:span></text:p>
      <text:p text:style-name="P4"><text:span text:style-name="T3"><text:tab/>ecx: </text:span><text:span text:style-name="T7">Contador para las columnas.</text:span></text:p>
      <text:p text:style-name="P4"><text:span text:style-name="T3"><text:tab/>edx: </text:span><text:span text:style-name="T7">Ancho de la imagen.</text:span></text:p>
      <text:p text:style-name="P4"><text:span text:style-name="T3"><text:tab/>esi: </text:span><text:span text:style-name="T7">Puntero a la imagen fuente.</text:span></text:p>
      <text:p text:style-name="P4"><text:span text:style-name="T3"><text:tab/>edi: </text:span><text:span text:style-name="T7">Puntero a la imagen destino.</text:span></text:p>
      <text:p text:style-name="P6"/>
      <text:p text:style-name="P6"><text:tab/>Luego para cada fila de la imagen se realiza el procesamiento sobre la derivada de X o de Y según sea necesario procesando de a 14 píxeles, y antes de terminar la fila se revisa si se pueden calcular exactamente 14 píxeles, sino se retroceden los punteros para poder lograrlo y se pasa a la siguiente fila.</text:p>
      <text:p text:style-name="P7"/>
      <text:p text:style-name="P8">Sobel:</text:p>
      <text:p text:style-name="P8"/>
      <text:p text:style-name="P1"><text:tab/>Suponiendo que se procesaran tanto en X como en Y, el algoritmo se comporta de la siguiente manera:</text:p>
      <text:p text:style-name="P1"/>
      <text:p text:style-name="P1"><text:tab/><text:tab/></text:p>
      <text:p text:style-name="P1"><text:tab/>En Sobel en X la idea general es llamar a la macro 'procesarLineaX', luego avanzar el puntero fuente a la siguiente linea para llamar otra vez a la macro y de nuevo avanzar una linea y llamar a la macro. La macro se encargará de aplicar respectivamente la primer, segunda y tercer fila de la matriz de Sobel en X, en cada llamado, acumulando el resultado adecuadamente. Luego del proceso, se devuelve el puntero fuente a su posición original para poder continuar el procesamiento en Y.</text:p>
      <text:p text:style-name="P1"/>
      <text:p text:style-name="P1"><text:tab/>La macro 'procesarLineaX', empieza cargando en los registros <text:span text:style-name="T2">srcl</text:span> y <text:span text:style-name="T2">srch </text:span>16 píxeles de la imagen original, luego desempaqueta a ocho words adecuadamente con las instrucciones <text:span text:style-name="T6">punpcklbw</text:span> y <text:span text:style-name="T6">punpckhbw. </text:span>Luego se trabajan los ocho píxeles menos significativos, que son los que contiene el registro <text:span text:style-name="T2">srcl, </text:span>usando la macro 'calcularX' y un define SAVE_RESULT que actuará como condicional dentro de la macro. </text:p>
      <text:p text:style-name="P1"/>
      <text:p text:style-name="P1"><text:tab/>Esta macro recibe como parámetro ocho píxeles a procesar, los guarda en el registro <text:span text:style-name="T2">tmp1</text:span> <text:span text:style-name="T2">, </text:span>que luego es shifteado 4 bytes a la izquierda, eliminando los dos primeros píxeles. A continuación se resta con la linea de píxeles originales (los recibidos como parámetro de la macro) logrando seis <text:soft-page-break/>píxeles correctamente procesados y dos datos no significativos en los 4 bytes inferiores. Estos se eliminarán shifteando 4 bytes a la derecha, y luego 2 bytes a la izquierda para que el registro tmp1 termine teniendo seis píxeles procesados y ceros en los 2 bytes del principio y del final. El condicional SAVE_RESULT se utiliza solo cuando es procesado el registro <text:span text:style-name="T2">srcl, </text:span>y guarda en tmp2 un resultado que luego será utilizado para calcular los píxeles centrales de los 14 originales.</text:p>
      <text:p text:style-name="P1"/>
      <text:p text:style-name="P1"><text:tab/>Después de ejecutar la macro 'calcularX' , se usa otro condicional (X_LINE_2) para duplicar el resultado obtenido solo en el caso de estar procesando la segunda linea de la matriz Sobel en X. La idea es que, en la matriz Sobel en X, la primer y tercer lineas son iguales, mientras que la linea central tiene los mismos valores multiplicados por 2. </text:p>
      <text:p text:style-name="P1"><text:s text:c="3"/><text:tab/></text:p>
      <text:p text:style-name="P1"><text:tab/>Los valores intermedios se acumulan en <text:span text:style-name="T2">acul</text:span> y <text:span text:style-name="T2">acuh, </text:span>y al final de la macro se procesan los dos píxeles centrales de los 14 píxeles originales que debían ser procesados. Esto se logra shifteando y acumulando adecuadamente sobre los registros <text:span text:style-name="T2">tmp1</text:span> y <text:span text:style-name="T2">tmp2</text:span>, luego el resultado se suma a los ya obtenidos en <text:span text:style-name="T2">acul</text:span> y <text:span text:style-name="T2">acuh</text:span>.</text:p>
      <text:p text:style-name="P5"/>
      <text:p text:style-name="P5"><text:tab/><text:span text:style-name="T7">La idea detrás del procesamiento de Sobel en Y es básicamente la misma, solo que la linea central no se procesa, ya que la matriz contiene solo ceros. En cuanto a la implementación de la macro 'procesarLineaY' se acumula el resultado de 'calcularY' restando si se trata del proceso de la primer linea, o sumando si se trata de la tercera. Esto es porque la matriz es igual en la primer y tercer linea, salvo por el hecho de que la primer linea es negativa. En 'calcularY' lo significativo es que se usa un registro para tener la linea a procesar multiplicada por dos, para lograr el patrón que necesita Sobel en Y, y se usa el </text:span><text:span text:style-name="T3">tmp3</text:span><text:span text:style-name="T7"> <text:s/>dentro</text:span><text:span text:style-name="T3"> </text:span><text:span text:style-name="T7">del condicional SAVE_RESULT para tener una copia de </text:span><text:span text:style-name="T4">tmp1</text:span><text:span text:style-name="T7"> que se usará en el procesamiento de los píxeles centrales.</text:span></text:p>
      <text:p text:style-name="P5"/>
      <text:p text:style-name="P5"><text:tab/><text:span text:style-name="T7">Por último se empaquetan los datos y se guardan en la imagen resultante, repitiendo el algoritmo si es necesario, para los últimos píxeles de la fila. </text:span></text:p>
      <text:p text:style-name="P6"/>
      <text:p text:style-name="P5"><text:span text:style-name="T7"><text:tab/><text:tab/><text:tab/><text:tab/><text:tab/></text:span>[imagen sobel]</text:p>
      <text:p text:style-name="P5"/>
      <text:p text:style-name="P5"/>
      <text:p text:style-name="P8">Roberts:</text:p>
      <text:p text:style-name="P5"/>
      <text:p text:style-name="P6"><text:tab/>La implementación del operador de Roberts, se basa en la explicada anteriormente para Sobel, pero más simple y concisa, ya que la matriz es de 2x2 y se procesa tanto en X como en Y a la vez. El proceso es el mismo, se usan los <text:span text:style-name="T2">acul</text:span> y <text:span text:style-name="T2">acuh </text:span>para acumular resultados parciales, se llama a la macro RobertsX y despues a RobertsY, sacando valor absoluto de los resultados obtenidos y luego se avanza a los siguientes píxeles guardando el resultado final.</text:p>
      <text:p text:style-name="P6"/>
      <text:p text:style-name="P6"><text:tab/>La macro 'RobertsX' agarra 16 píxeles, los desempaqueta a words y los suma al resultado, luego avanza una linea, desempaqueta los 16 píxeles debajo de los anteriores, se shiftea un byte a la izquierda y se restan a los ya acumulados, logrando así la matriz buscada. La macro 'RobertsY' funciona de igual manera, solo que los primeros píxeles son los que se shiftean 1 byte a la derecha y la segunda linea se resta a la primera sin el shift.</text:p>
      <text:p text:style-name="P5"/>
      <text:p text:style-name="P5"/>
      <text:p text:style-name="P5"><text:tab/><text:tab/><text:tab/><text:tab/><text:tab/><text:tab/>[imagen roberts]</text:p>
      <text:p text:style-name="P5"/>
      <text:p text:style-name="P5"/>
      <text:p text:style-name="P5"/>
      <text:p text:style-name="P5"/>
      <text:p text:style-name="P5"/>
      <text:p text:style-name="P5"><text:soft-page-break/></text:p>
      <text:p text:style-name="P6"/>
      <text:p text:style-name="P8">Prewitt:</text:p>
      <text:p text:style-name="P5"/>
      <text:p text:style-name="P6"><text:tab/>La implementación del operador de Prewitt es prácticamente igual a la del operador de Sobel, ya que las matrices se diferencian solo en dos valores, siendo la de Prewitt más simple. Se ahorra en varias instrucciones que en Sobel servían para duplicar valores (multiplicaciones por dos).</text:p>
      <text:p text:style-name="P6"/>
      <text:p text:style-name="P6"><text:tab/><text:span text:style-name="T6"><text:tab/><text:tab/><text:tab/><text:tab/>[foto star wars]</text:span></text:p>
      <text:p text:style-name="P5"/>
      <text:p text:style-name="P5"/>
      <text:p text:style-name="P8">Frei Chen:</text:p>
      <text:p text:style-name="P1"/>
      <text:p text:style-name="P1"><text:tab/></text:p>
      <text:p text:style-name="P2"><text:tab/>….[ FALTA EXPLICACION DE COMO SE HACE TODO ESO ].....</text:p>
      <text:p text:style-name="P2"/>
      <text:p text:style-name="P2"><text:tab/>Otra vez, se usará el define condicional X_LINE_2 que era usado en Sobel para duplicar el proceso de la linea central de la matriz, pero en este caso multiplicará el cálculo realizado por (raiz 2). </text:p>
      <text:p text:style-name="P2"><text:tab/>Entonces, la implementación de Frei Chen en X es idéntica a la del Sobel en X, salvo en el caso de la linea central. Al tener que multiplicar un valor por un número irracional, los cálculos se harán en 32 bits por valor, ya que ese es el tamaño de un float en la arquitectura. Para esto, dentro de la macro calcularX y usando la instrucción <text:span text:style-name="T6">pcmpgtw </text:span><text:span text:style-name="T7">, se extiende el signo de cada word almacenada en</text:span><text:span text:style-name="T3"> tmp2, </text:span><text:span text:style-name="T7">y el resultado se guarda en </text:span><text:span text:style-name="T3">tmp3.</text:span></text:p>
      <text:p text:style-name="P9"/>
      <text:p text:style-name="P2"><text:span text:style-name="T3"><text:tab/><text:tab/><text:tab/></text:span><text:span text:style-name="T6">[explicar mas lindo eso de arriba, con dibujitos]</text:span></text:p>
      <text:p text:style-name="P3"/>
      <text:p text:style-name="P2"><text:span text:style-name="T6"><text:tab/></text:span><text:span text:style-name="T7">Luego se desempaqueta el resultado para tener enteros de 32 bits y con la instrucción </text:span><text:span text:style-name="T6">cvtdq2ps </text:span><text:span text:style-name="T7">se transforman los enteros en números de coma flotante, para después multiplicarlos por (raiz2) y convertirlos otra vez a enteros truncando el resultado, con la instrucción </text:span><text:span text:style-name="T6">cvtps2dq</text:span><text:span text:style-name="T7">. Por último, se empaqueta el resultado en ocho words, y se almacena en </text:span><text:span text:style-name="T3">tmp2</text:span><text:span text:style-name="T7">.</text:span></text:p>
      <text:p text:style-name="P1"><text:tab/>El procedimiento es el mismo para calcular los 2 píxeles centrales de los 16 originales.</text:p>
      <text:p text:style-name="P1"/>
      <text:p text:style-name="P3"><text:tab/>[frei en Y]</text:p>
      <text:p text:style-name="P3"><text:tab/></text:p>
      <text:p text:style-name="P3"/>
      <text:p text:style-name="P3"><text:tab/><text:span text:style-name="T7">Siguiendo otra vez la idea de la implementación de Sobel, el algoritmo para Frei-Chen en Y, se diferencia en la segunda columna de la matriz, que en vez de contener 2, tiene raiz2. La diferencia mas importante se va a encontrar en que se necesita realizar la multiplicación en punto flotante en cada llamada a la macro 'calcularY', pero teniendo la ventaja de que no hay que procesar la segunda linea de la matriz (es nula).</text:span></text:p>
      <text:p text:style-name="P3"><text:span text:style-name="T7"/></text:p>
      <text:p text:style-name="P3"><text:span text:style-name="T7"><text:tab/>La forma de calcular los valores en punto flotante es igual a la utilizada en Frei Chen en X y descripta mas arriba, lo que cambia son las sumas y shifts adecuados que se agregan luego de ese cálculo. Este procedimiento se explica en el siguiente ejemplo:</text:span></text:p>
      <text:p text:style-name="P3"><text:span text:style-name="T7"/></text:p>
      <text:p text:style-name="P3"><text:span text:style-name="T7"><text:tab/><text:tab/></text:span>[pone un dibujito rere lindo del codigo q pego aca y explicalo como lo de arriba]</text:p>
      <text:p text:style-name="P3"/>
      <text:p text:style-name="P3"/>
      <text:p text:style-name="P3">(es lo q esta justo abajo del coso con sqrt2 en calcularY)</text:p>
      <text:p text:style-name="P3"><text:tab/><text:span text:style-name="T7"><text:tab/>paddw tmp1, %1<text:tab/><text:tab/><text:tab/>; tmp1 = a+R*b|b+R*c|c+R*d|d+R*e|e+R*f|f+R*g|g+R*h|h</text:span></text:p>
      <text:p text:style-name="P3"><text:soft-page-break/><text:span text:style-name="T7"><text:tab/>movdqu tmp2, %1<text:tab/><text:tab/><text:tab/>; tmp2 = a|b|c|d|e|f|g|h</text:span></text:p>
      <text:p text:style-name="P3"><text:span text:style-name="T7"><text:tab/>psrldq tmp2, 2*2<text:tab/><text:tab/>; tmp2 = c|d|e|f|g|h|0|0</text:span></text:p>
      <text:p text:style-name="P3"><text:span text:style-name="T7"><text:tab/>paddw tmp1, tmp2<text:tab/><text:tab/>; tmp1 = a+R*b+c|b+R*c+d|c+R*d+e|d+R*e+f|e+R*f+g|f+R*g+h|g+R*h|h</text:span></text:p>
      <text:p text:style-name="P3"><text:span text:style-name="T7"><text:tab/>%ifdef SAVE_RESULT</text:span></text:p>
      <text:p text:style-name="P3"><text:span text:style-name="T7"><text:tab/><text:tab/>movdqu tmp4, tmp1<text:tab/>; tmp4 = tmp1</text:span></text:p>
      <text:p text:style-name="P3"><text:span text:style-name="T7"><text:tab/>%endif</text:span></text:p>
      <text:p text:style-name="P3"><text:span text:style-name="T7"><text:tab/>pslldq tmp1, 2*2<text:tab/><text:tab/>; tmp1 = 0|0|a+R*b+c|b+R*c+d|c+R*d+e|d+R*e+f|e+R*f+g|f+R*g+h</text:span></text:p>
      <text:p text:style-name="P3"><text:span text:style-name="T7"><text:tab/>psrldq tmp1, 1*2<text:tab/><text:tab/>; tmp1 = 0|a+R*b+c|b+R*c+d|c+R*d+e|d+R*e+f|e+R*f+g|f+R*g+h|0</text:span></text:p>
      <text:p text:style-name="P3"><text:span text:style-name="T7"/></text:p>
      <text:p text:style-name="P3"><text:span text:style-name="T7"/></text:p>
      <text:p text:style-name="P3"><text:span text:style-name="T7"/></text:p>
      <text:p text:style-name="P3"><text:span text:style-name="T7">Medicion de Tiempos</text:span></text:p>
      <text:p text:style-name="P3"><text:span text:style-name="T7"/></text:p>
      <text:p text:style-name="P3"><text:span text:style-name="T7"><text:tab/>Presentamos a continuación una tabla comparativa con los tiempos logrados con este algoritmo en sus diferentes implementaciones: original de OpenCv, en C, en Assembler sin SSE, en Assembler con SSE.</text:span></text:p>
      <text:p text:style-name="P3"><text:span text:style-name="T7"/></text:p>
      <text:p text:style-name="P3"><text:span text:style-name="T7"><text:tab/><text:tab/><text:tab/><text:tab/><text:tab/></text:span>[ultra cute table]</text:p>
      <text:p text:style-name="P3"/>
      <text:p text:style-name="P3"><text:tab/><text:span text:style-name="T7">El rendimiento logrado con SSE es notable, es aproximadamente </text:span>[ASD] <text:span text:style-name="T7">veces más rápido que la implementación sin SSE y </text:span>[REASD] <text:span text:style-name="T7">veces más rápido que la implementación original de la librería. Esto demuestra definitivamente el poder de trabajo de SSE para aplicaciones multimed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1$Linux OpenOffice.org_project/310m19$Build-9420</meta:generator>
    <dc:date>2009-11-25T17:39:31</dc:date>
    <meta:editing-duration>PT15H36M42S</meta:editing-duration>
    <meta:editing-cycles>64</meta:editing-cycles>
    <dc:creator>wert </dc:creator>
    <meta:document-statistic meta:table-count="0" meta:image-count="0" meta:object-count="0" meta:page-count="4" meta:paragraph-count="58" meta:word-count="1557" meta:character-count="9230"/>
    <meta:user-defined meta:name="Información 1"/>
    <meta:user-defined meta:name="Información 2"/>
    <meta:user-defined meta:name="Información 3"/>
    <meta:user-defined meta:name="Información 4"/>
  </office:meta>
</office:document-meta>
</file>